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p text:style-name="rststyle-textbody"><text:a xlink:href="https://github.com/westurner/pyglobalgoals/blob/master/notebooks/globalgoals-pyglobalgoals.py.ipynb" xlink:type="simple">https://github.com/westurner/pyglobalgoals/blob/master/notebooks/globalgoals-pyglobalgoals.py.ipynb</text:a>
* <text:a xlink:href="https://github.com/westurner/pyglobalgoals/blob/master/notebooks/data/globalgoals.jsonld" xlink:type="simple">https://github.com/westurner/pyglobalgoals/blob/master/notebooks/data/globalgoals.jsonld</text:a></text:p><text:list text:style-name="rststyle-bulletlist"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span text:style-name="rststyle-quotation">2015: pyglobalgoals</text:span> during <text:span text:style-name="rststyle-strong">#GlobalGoals</text:span> week</text:p><text:list text:style-name="rststyle-bulletlist"><text:list-item><text:p text:style-name="rststyle-bulletitem"><text:a xlink:href="http://www.omahapython.org/blog/archives/504" xlink:type="simple">http://www.omahapython.org/blog/archives/504</text:a></text:p></text:list-item></text:list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6-08-18: "westurner made 7028 contributions to 378 repositories"</text:p></text:list-item><text:list-item><text:p text:style-name="rststyle-bulletitem">2016-01-02: 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6:11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0:11:55</meta:creation-date>
    <dc:creator>wturner</dc:creator>
    <dc:date>2017-01-03T10:11:55</dc:date>
    <dc:language>en-US</dc:language>
    <meta:editing-cycles>1</meta:editing-cycles>
    <meta:editing-duration>PT00M01S</meta:editing-duration>
    <dc:title>[no title]</dc:title>
  </office:meta>
</office:document-meta>
</file>